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Pictures/2000000A000000DD000000DD173CBDAC.svm" manifest:media-type=""/>
  <manifest:file-entry manifest:full-path="Object 2/Pictures/2000000A000000DD000000DDF1F7E11A.svm" manifest:media-type="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draw:text-style-name="P1" svg:width="16.009cm" svg:height="8.708cm" svg:x="15.041cm" svg:y="0.822cm">
            <draw:object draw:notify-on-update-of-ranges="Sheet1.C2:Sheet1.C2 Sheet1.A2:Sheet1.A2 Sheet1.B2:Sheet1.B2 Sheet1.C3:Sheet1.C3 Sheet1.A3:Sheet1.A3 Sheet1.B3:Sheet1.B3 Sheet1.C4:Sheet1.C4 Sheet1.A4:Sheet1.A4 Sheet1.B4:Sheet1.B4 Sheet1.C5:Sheet1.C5 Sheet1.A5:Sheet1.A5 Sheet1.B5:Sheet1.B5 Sheet1.C6:Sheet1.C6 Sheet1.A6:Sheet1.A6 Sheet1.B6:Sheet1.B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1.14cm" svg:height="8.998cm" svg:x="4.949cm" svg:y="4.337cm">
            <draw:object draw:notify-on-update-of-ranges="Sheet1.A2:Sheet1.A6 Sheet1.D1:Sheet1.D1 Sheet1.D2:Sheet1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isiko-ID</text:p>
          </table:table-cell>
          <table:table-cell office:value-type="string" calcext:value-type="string">
            <text:p>max. Schaden</text:p>
          </table:table-cell>
          <table:table-cell office:value-type="string" calcext:value-type="string">
            <text:p>Eintrittswahrscheinlichkeit</text:p>
          </table:table-cell>
          <table:table-cell office:value-type="string" calcext:value-type="string">
            <text:p>Gewichteter Schaden</text:p>
          </table:table-cell>
        </table:table-row>
        <table:table-row table:style-name="ro1">
          <table:table-cell office:value-type="string" calcext:value-type="string">
            <text:p>Risiko 1</text:p>
          </table:table-cell>
          <table:table-cell office:value-type="float" office:value="50" calcext:value-type="float">
            <text:p>50h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2" table:formula="of:=[.B2]*[.C2]" office:value-type="float" office:value="5" calcext:value-type="float">
            <text:p>5h</text:p>
          </table:table-cell>
        </table:table-row>
        <table:table-row table:style-name="ro1">
          <table:table-cell table:style-name="ce1" office:value-type="string" calcext:value-type="string">
            <office:annotation draw:style-name="gr2" draw:text-style-name="P2" svg:width="2.899cm" svg:height="1.781cm" svg:x="2.323cm" svg:y="0cm" draw:caption-point-x="-0.61cm" draw:caption-point-y="0.913cm">
              <dc:creator>LM</dc:creator>
              <dc:date>2014-10-01T00:00:00</dc:date>
              <text:p text:style-name="P2"><text:span text:style-name="T1">Risiko 2 und 3 vertauscht für passendere Icons</text:span></text:p>
            </office:annotation>
            <text:p>Risiko 2</text:p>
          </table:table-cell>
          <table:table-cell office:value-type="float" office:value="16" calcext:value-type="float">
            <text:p>16h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2" table:formula="of:=[.B3]*[.C3]" office:value-type="float" office:value="1.6" calcext:value-type="float">
            <text:p>2h</text:p>
          </table:table-cell>
        </table:table-row>
        <table:table-row table:style-name="ro1">
          <table:table-cell table:style-name="ce1" office:value-type="string" calcext:value-type="string">
            <text:p>Risiko 3</text:p>
          </table:table-cell>
          <table:table-cell office:value-type="float" office:value="40" calcext:value-type="float">
            <text:p>40h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2" table:formula="of:=[.B4]*[.C4]" office:value-type="float" office:value="4" calcext:value-type="float">
            <text:p>4h</text:p>
          </table:table-cell>
        </table:table-row>
        <table:table-row table:style-name="ro1">
          <table:table-cell office:value-type="string" calcext:value-type="string">
            <text:p>Risiko 4</text:p>
          </table:table-cell>
          <table:table-cell office:value-type="float" office:value="16" calcext:value-type="float">
            <text:p>16h</text:p>
          </table:table-cell>
          <table:table-cell table:style-name="ce3" office:value-type="percentage" office:value="0.25" calcext:value-type="percentage">
            <text:p>25%</text:p>
          </table:table-cell>
          <table:table-cell table:style-name="ce2" table:formula="of:=[.B5]*[.C5]" office:value-type="float" office:value="4" calcext:value-type="float">
            <text:p>4h</text:p>
          </table:table-cell>
        </table:table-row>
        <table:table-row table:style-name="ro1">
          <table:table-cell office:value-type="string" calcext:value-type="string">
            <text:p>Risiko 5</text:p>
          </table:table-cell>
          <table:table-cell office:value-type="float" office:value="16" calcext:value-type="float">
            <text:p>16h</text:p>
          </table:table-cell>
          <table:table-cell table:style-name="ce3" office:value-type="percentage" office:value="0.5" calcext:value-type="percentage">
            <text:p>50%</text:p>
          </table:table-cell>
          <table:table-cell table:style-name="ce2" table:formula="of:=[.B6]*[.C6]" office:value-type="float" office:value="8" calcext:value-type="float">
            <text:p>8h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1"/>
      <number:text> h</number:text>
    </number:number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/>
      <number:text>h</number:text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OK-NOK" draw:style="linear" draw:start-color="#00ff00" draw:end-color="#ff0000" draw:start-intensity="100%" draw:end-intensity="100%" draw:angle="135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.00.0000</text:date>, <text:time style:data-style-name="N2" text:time-value="14:31:51.9466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in Murer</meta:initial-creator>
    <meta:creation-date>2014-10-01T06:46:16.166051000</meta:creation-date>
    <dc:date>2014-10-13T14:46:42.355098000</dc:date>
    <dc:creator>Laurin Murer</dc:creator>
    <meta:editing-duration>PT2H40M39S</meta:editing-duration>
    <meta:editing-cycles>32</meta:editing-cycles>
    <meta:generator>LibreOffice/4.2.6.3$MacOSX_x86 LibreOffice_project/3fd416d4c6db7d3204c17ce57a1d70f6e531ee21</meta:generator>
    <meta:document-statistic meta:table-count="1" meta:cell-count="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0" number:min-integer-digits="1"/>
      <number:text>h</number:text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minimum="0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41cm" svg:height="8.999cm" xlink:href=".." xlink:type="simple" chart:class="chart:radar" chart:style-name="ch1">
        <chart:plot-area chart:style-name="ch2" table:cell-range-address="Sheet1.A2:Sheet1.A6 Sheet1.D1:Sheet1.D6" chart:data-source-has-labels="both" svg:x="0.25cm" svg:y="0.323cm" svg:width="10.64cm" svg:height="8.543cm">
          <chartooo:coordinate-region svg:x="1.774cm" svg:y="1.21cm" svg:width="7.592cm" svg:height="7.592cm"/>
          <chart:axis chart:dimension="x" chart:name="primary-x" chart:style-name="ch3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6" chart:label-cell-address="Sheet1.D1:Sheet1.D1" chart:class="chart:rad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wichteter Schade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isiko 1</text:p>
                <draw:g>
                  <svg:desc>Sheet1.A2:Sheet1.A6</svg:desc>
                </draw:g>
              </table:table-cell>
              <table:table-cell office:value-type="float" office:value="5">
                <text:p>5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Risiko 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Risiko 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isiko 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isiko 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10">
      <number:number number:decimal-places="0" number:min-integer-digits="1"/>
      <number:text>h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1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0">
      <style:chart-properties chart:symbol-type="named-symbol" chart:symbol-name="square" chart:symbol-width="0.4cm" chart:symbol-height="0.4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diamond" chart:symbol-width="0.4cm" chart:symbol-height="0.4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down" chart:symbol-width="0.4cm" chart:symbol-height="0.4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up" chart:symbol-width="0.45cm" chart:symbol-height="0.45cm">
        <chart:symbol-image xlink:href="Pictures/2000000A000000DD000000DD173CBDAC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right" chart:symbol-width="0.4cm" chart:symbol-height="0.4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OK-NOK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8.709cm" xlink:href=".." xlink:type="simple" chart:class="chart:scatter" chart:row-mapping="1 2 3 4" chart:style-name="ch1">
        <chart:legend svg:x="14.173cm" svg:y="3.101cm" style:legend-expansion="custom" chartooo:width="1.772cm" chartooo:height="2.505cm" style:legend-expansion-aspect-ratio="0.707385229540918" chart:style-name="ch2"/>
        <chart:plot-area chart:style-name="ch3" table:cell-range-address="Sheet1.A2:Sheet1.C2 Sheet1.A3:Sheet1.B6" chart:data-source-has-labels="column" svg:x="0.739cm" svg:y="0.017cm" svg:width="13.698cm" svg:height="8.039cm">
          <chartooo:coordinate-region svg:x="1.56cm" svg:y="0.208cm" svg:width="12.435cm" svg:height="7.218cm"/>
          <chart:axis chart:dimension="x" chart:name="primary-x" chart:style-name="ch4">
            <chart:title svg:x="5.708cm" svg:y="8.156cm" chart:style-name="ch5">
              <text:p>Eintrittswahrscheinlichkeit</text:p>
            </chart:title>
            <chart:grid chart:style-name="ch6" chart:class="major"/>
          </chart:axis>
          <chart:axis chart:dimension="y" chart:name="primary-y" chart:style-name="ch7">
            <chart:title svg:x="0.001cm" svg:y="5.113cm" chart:style-name="ch8">
              <text:p>max. Schaden</text:p>
            </chart:title>
            <chart:grid chart:style-name="ch6" chart:class="major"/>
          </chart:axis>
          <chart:series chart:style-name="ch9" chart:values-cell-range-address="Sheet1.B2:Sheet1.B2" chart:label-cell-address="Sheet1.A2:Sheet1.A2" chart:class="chart:scatter">
            <chart:domain table:cell-range-address="Sheet1.C2:Sheet1.C2"/>
            <chart:data-point/>
          </chart:series>
          <chart:series chart:style-name="ch10" chart:values-cell-range-address="Sheet1.B3:Sheet1.B3" chart:label-cell-address="Sheet1.A3:Sheet1.A3" chart:class="chart:scatter">
            <chart:domain table:cell-range-address="Sheet1.C3:Sheet1.C3"/>
            <chart:data-point/>
          </chart:series>
          <chart:series chart:style-name="ch11" chart:values-cell-range-address="Sheet1.B4:Sheet1.B4" chart:label-cell-address="Sheet1.A4:Sheet1.A4" chart:class="chart:scatter">
            <chart:domain table:cell-range-address="Sheet1.C4:Sheet1.C4"/>
            <chart:data-point/>
          </chart:series>
          <chart:series chart:style-name="ch12" chart:values-cell-range-address="Sheet1.B5:Sheet1.B5" chart:label-cell-address="Sheet1.A5:Sheet1.A5" chart:class="chart:scatter">
            <chart:domain table:cell-range-address="Sheet1.C5:Sheet1.C5"/>
            <chart:data-point/>
          </chart:series>
          <chart:series chart:style-name="ch13" chart:values-cell-range-address="Sheet1.B6:Sheet1.B6" chart:label-cell-address="Sheet1.A6:Sheet1.A6" chart:class="chart:scatter">
            <chart:domain table:cell-range-address="Sheet1.C6:Sheet1.C6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1.C2:Sheet1.C2</svg:desc>
                </draw:g>
              </table:table-cell>
            </table:table-row>
            <table:table-row>
              <table:table-cell office:value-type="string">
                <text:p>Risiko 1</text:p>
                <draw:g>
                  <svg:desc>Sheet1.A2:Sheet1.A2</svg:desc>
                </draw:g>
              </table:table-cell>
              <table:table-cell office:value-type="float" office:value="50">
                <text:p>50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1.C3:Sheet1.C3</svg:desc>
                </draw:g>
              </table:table-cell>
            </table:table-row>
            <table:table-row>
              <table:table-cell office:value-type="string">
                <text:p>Risiko 2</text:p>
                <draw:g>
                  <svg:desc>Sheet1.A3:Sheet1.A3</svg:desc>
                </draw:g>
              </table:table-cell>
              <table:table-cell office:value-type="float" office:value="16">
                <text:p>16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1.C4:Sheet1.C4</svg:desc>
                </draw:g>
              </table:table-cell>
            </table:table-row>
            <table:table-row>
              <table:table-cell office:value-type="string">
                <text:p>Risiko 3</text:p>
                <draw:g>
                  <svg:desc>Sheet1.A4:Sheet1.A4</svg:desc>
                </draw:g>
              </table:table-cell>
              <table:table-cell office:value-type="float" office:value="40">
                <text:p>40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5">
                <text:p>0.25</text:p>
                <draw:g>
                  <svg:desc>Sheet1.C5:Sheet1.C5</svg:desc>
                </draw:g>
              </table:table-cell>
            </table:table-row>
            <table:table-row>
              <table:table-cell office:value-type="string">
                <text:p>Risiko 4</text:p>
                <draw:g>
                  <svg:desc>Sheet1.A5:Sheet1.A5</svg:desc>
                </draw:g>
              </table:table-cell>
              <table:table-cell office:value-type="float" office:value="16">
                <text:p>16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C6:Sheet1.C6</svg:desc>
                </draw:g>
              </table:table-cell>
            </table:table-row>
            <table:table-row>
              <table:table-cell office:value-type="string">
                <text:p>Risiko 5</text:p>
                <draw:g>
                  <svg:desc>Sheet1.A6:Sheet1.A6</svg:desc>
                </draw:g>
              </table:table-cell>
              <table:table-cell office:value-type="float" office:value="16">
                <text:p>16</text:p>
                <draw:g>
                  <svg:desc>Sheet1.B6:Sheet1.B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OK-NOK" draw:style="linear" draw:start-color="#00ff00" draw:end-color="#ff0000" draw:start-intensity="100%" draw:end-intensity="100%" draw:angle="135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